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33ff99"/>
      <style:text-properties fo:color="#33ff99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calculation-settings>
        <table:iteration table:status="enable" table:steps="500"/>
      </table:calculation-settings>
      <table:table table:name="Openness_RFSE_MinMax_W3G_KI04_2016_12_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5708805158" calcext:value-type="float">
            <text:p>0.645708805158</text:p>
          </table:table-cell>
          <table:table-cell office:value-type="float" office:value="0.32982857942" calcext:value-type="float">
            <text:p>0.32982857942</text:p>
          </table:table-cell>
          <table:table-cell office:value-type="float" office:value="0.229346" calcext:value-type="float">
            <text:p>0.229346</text:p>
          </table:table-cell>
          <table:table-cell office:value-type="float" office:value="0.541910208203" calcext:value-type="float">
            <text:p>0.541910208203</text:p>
          </table:table-cell>
          <table:table-cell office:value-type="string" calcext:value-type="string">
            <text:p><text:s/>0.436627486124"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1209004419" calcext:value-type="float">
            <text:p>0.621209004419</text:p>
          </table:table-cell>
          <table:table-cell office:value-type="float" office:value="0.316370506536" calcext:value-type="float">
            <text:p>0.316370506536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520838346632" calcext:value-type="float">
            <text:p>0.520838346632</text:p>
          </table:table-cell>
          <table:table-cell office:value-type="float" office:value="0.419233153234" calcext:value-type="float">
            <text:p>0.4192331532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50690947065" calcext:value-type="float">
            <text:p>0.650690947065</text:p>
          </table:table-cell>
          <table:table-cell office:value-type="float" office:value="0.321050038605" calcext:value-type="float">
            <text:p>0.321050038605</text:p>
          </table:table-cell>
          <table:table-cell office:value-type="float" office:value="0.230981" calcext:value-type="float">
            <text:p>0.230981</text:p>
          </table:table-cell>
          <table:table-cell office:value-type="float" office:value="0.539834912453" calcext:value-type="float">
            <text:p>0.539834912453</text:p>
          </table:table-cell>
          <table:table-cell office:value-type="float" office:value="0.429958922709" calcext:value-type="float">
            <text:p>0.4299589227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52519240019" calcext:value-type="float">
            <text:p>0.452519240019</text:p>
          </table:table-cell>
          <table:table-cell office:value-type="float" office:value="0.212110093761" calcext:value-type="float">
            <text:p>0.212110093761</text:p>
          </table:table-cell>
          <table:table-cell office:value-type="float" office:value="0.123877" calcext:value-type="float">
            <text:p>0.123877</text:p>
          </table:table-cell>
          <table:table-cell office:value-type="float" office:value="0.368896533443" calcext:value-type="float">
            <text:p>0.368896533443</text:p>
          </table:table-cell>
          <table:table-cell office:value-type="float" office:value="0.288834372937" calcext:value-type="float">
            <text:p>0.2888343729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00217302927" calcext:value-type="float">
            <text:p>0.700217302927</text:p>
          </table:table-cell>
          <table:table-cell office:value-type="float" office:value="0.334501587032" calcext:value-type="float">
            <text:p>0.334501587032</text:p>
          </table:table-cell>
          <table:table-cell office:value-type="float" office:value="0.234257" calcext:value-type="float">
            <text:p>0.234257</text:p>
          </table:table-cell>
          <table:table-cell office:value-type="float" office:value="0.574578258316" calcext:value-type="float">
            <text:p>0.574578258316</text:p>
          </table:table-cell>
          <table:table-cell office:value-type="float" office:value="0.452729338121" calcext:value-type="float">
            <text:p>0.4527293381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30564890148" calcext:value-type="float">
            <text:p>0.630564890148</text:p>
          </table:table-cell>
          <table:table-cell office:value-type="float" office:value="0.318183729172" calcext:value-type="float">
            <text:p>0.318183729172</text:p>
          </table:table-cell>
          <table:table-cell office:value-type="float" office:value="0.219908" calcext:value-type="float">
            <text:p>0.219908</text:p>
          </table:table-cell>
          <table:table-cell office:value-type="float" office:value="0.527072738387" calcext:value-type="float">
            <text:p>0.527072738387</text:p>
          </table:table-cell>
          <table:table-cell office:value-type="float" office:value="0.422947626266" calcext:value-type="float">
            <text:p>0.4229476262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76603895181" calcext:value-type="float">
            <text:p>0.676603895181</text:p>
          </table:table-cell>
          <table:table-cell office:value-type="float" office:value="0.327289717995" calcext:value-type="float">
            <text:p>0.327289717995</text:p>
          </table:table-cell>
          <table:table-cell office:value-type="float" office:value="0.223353" calcext:value-type="float">
            <text:p>0.223353</text:p>
          </table:table-cell>
          <table:table-cell office:value-type="float" office:value="0.557582964366" calcext:value-type="float">
            <text:p>0.557582964366</text:p>
          </table:table-cell>
          <table:table-cell office:value-type="float" office:value="0.441173238163" calcext:value-type="float">
            <text:p>0.4411732381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18222439837" calcext:value-type="float">
            <text:p>0.618222439837</text:p>
          </table:table-cell>
          <table:table-cell office:value-type="float" office:value="0.197677448478" calcext:value-type="float">
            <text:p>0.197677448478</text:p>
          </table:table-cell>
          <table:table-cell office:value-type="float" office:value="0.0809951" calcext:value-type="float">
            <text:p>0.0809951</text:p>
          </table:table-cell>
          <table:table-cell office:value-type="float" office:value="0.433692379134" calcext:value-type="float">
            <text:p>0.433692379134</text:p>
          </table:table-cell>
          <table:table-cell office:value-type="float" office:value="0.299567719641" calcext:value-type="float">
            <text:p>0.299567719641</text:p>
          </table:table-cell>
        </table:table-row>
        <table:table-row table:style-name="ro1">
          <table:table-cell table:number-columns-repeated="6"/>
          <table:table-cell table:style-name="ce1" table:formula="of:=AVERAGE([.G1:.G8])" office:value-type="float" office:value="0.62446706559425" calcext:value-type="float">
            <text:p>0.62446706559425</text:p>
          </table:table-cell>
          <table:table-cell table:style-name="ce1" table:formula="of:=AVERAGE([.H1:.H8])" office:value-type="float" office:value="0.294626462624875" calcext:value-type="float">
            <text:p>0.294626462624875</text:p>
          </table:table-cell>
          <table:table-cell table:style-name="ce1" table:formula="of:=AVERAGE([.I1:.I8])" office:value-type="float" office:value="0.1960850125" calcext:value-type="float">
            <text:p>0.1960850125</text:p>
          </table:table-cell>
          <table:table-cell table:style-name="ce1" table:formula="of:=AVERAGE([.J1:.J8])" office:value-type="float" office:value="0.50805079261675" calcext:value-type="float">
            <text:p>0.50805079261675</text:p>
          </table:table-cell>
          <table:table-cell table:style-name="ce1" table:formula="of:=AVERAGE([.K1:.K8])" office:value-type="float" office:value="0.393492053010143" calcext:value-type="float">
            <text:p>0.393492053010143</text:p>
          </table:table-cell>
        </table:table-row>
        <table:table-row table:style-name="ro1">
          <table:table-cell table:number-columns-repeated="6"/>
          <table:table-cell table:style-name="ce2" table:formula="of:=STDEV([.G1:.G8])/SQRT(8)" office:value-type="float" office:value="0.0264737401603074" calcext:value-type="float">
            <text:p>0.026473740160307</text:p>
          </table:table-cell>
          <table:table-cell table:style-name="ce2" table:formula="of:=STDEV([.H1:.H8])/SQRT(8)" office:value-type="float" office:value="0.0197439497602629" calcext:value-type="float">
            <text:p>0.019743949760263</text:p>
          </table:table-cell>
          <table:table-cell table:style-name="ce2" table:formula="of:=STDEV([.I1:.I8])/SQRT(8)" office:value-type="float" office:value="0.020892830667142" calcext:value-type="float">
            <text:p>0.020892830667142</text:p>
          </table:table-cell>
          <table:table-cell table:style-name="ce2" table:formula="of:=STDEV([.J1:.J8])/SQRT(8)" office:value-type="float" office:value="0.0248044017870013" calcext:value-type="float">
            <text:p>0.024804401787001</text:p>
          </table:table-cell>
          <table:table-cell table:style-name="ce2" table:formula="of:=STDEV([.K1:.K8])/SQRT(8)" office:value-type="float" office:value="0.0243317476870135" calcext:value-type="float">
            <text:p>0.0243317476870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0401496484" calcext:value-type="float">
            <text:p>0.670401496484</text:p>
          </table:table-cell>
          <table:table-cell office:value-type="float" office:value="0.392669103841" calcext:value-type="float">
            <text:p>0.392669103841</text:p>
          </table:table-cell>
          <table:table-cell office:value-type="float" office:value="0.235979" calcext:value-type="float">
            <text:p>0.235979</text:p>
          </table:table-cell>
          <table:table-cell office:value-type="float" office:value="0.587319953149" calcext:value-type="float">
            <text:p>0.587319953149</text:p>
          </table:table-cell>
          <table:table-cell office:value-type="float" office:value="0.495255827332" calcext:value-type="float">
            <text:p>0.4952558273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69251353789" calcext:value-type="float">
            <text:p>0.569251353789</text:p>
          </table:table-cell>
          <table:table-cell office:value-type="float" office:value="0.272258150248" calcext:value-type="float">
            <text:p>0.272258150248</text:p>
          </table:table-cell>
          <table:table-cell office:value-type="float" office:value="0.150495" calcext:value-type="float">
            <text:p>0.150495</text:p>
          </table:table-cell>
          <table:table-cell office:value-type="float" office:value="0.467300308135" calcext:value-type="float">
            <text:p>0.467300308135</text:p>
          </table:table-cell>
          <table:table-cell office:value-type="float" office:value="0.368345977949" calcext:value-type="float">
            <text:p>0.3683459779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72348923401" calcext:value-type="float">
            <text:p>0.572348923401</text:p>
          </table:table-cell>
          <table:table-cell office:value-type="float" office:value="0.239517335274" calcext:value-type="float">
            <text:p>0.239517335274</text:p>
          </table:table-cell>
          <table:table-cell office:value-type="float" office:value="0.136029" calcext:value-type="float">
            <text:p>0.136029</text:p>
          </table:table-cell>
          <table:table-cell office:value-type="float" office:value="0.44787589171" calcext:value-type="float">
            <text:p>0.44787589171</text:p>
          </table:table-cell>
          <table:table-cell office:value-type="float" office:value="0.337709536553" calcext:value-type="float">
            <text:p>0.3377095365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01453109369" calcext:value-type="float">
            <text:p>0.601453109369</text:p>
          </table:table-cell>
          <table:table-cell office:value-type="float" office:value="0.323882098156" calcext:value-type="float">
            <text:p>0.323882098156</text:p>
          </table:table-cell>
          <table:table-cell office:value-type="float" office:value="0.21388" calcext:value-type="float">
            <text:p>0.21388</text:p>
          </table:table-cell>
          <table:table-cell office:value-type="float" office:value="0.51344700726" calcext:value-type="float">
            <text:p>0.51344700726</text:p>
          </table:table-cell>
          <table:table-cell office:value-type="float" office:value="0.421036384266" calcext:value-type="float">
            <text:p>0.4210363842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56526208489" calcext:value-type="float">
            <text:p>0.556526208489</text:p>
          </table:table-cell>
          <table:table-cell office:value-type="float" office:value="0.274180149354" calcext:value-type="float">
            <text:p>0.274180149354</text:p>
          </table:table-cell>
          <table:table-cell office:value-type="float" office:value="0.147999" calcext:value-type="float">
            <text:p>0.147999</text:p>
          </table:table-cell>
          <table:table-cell office:value-type="float" office:value="0.461481124348" calcext:value-type="float">
            <text:p>0.461481124348</text:p>
          </table:table-cell>
          <table:table-cell office:value-type="float" office:value="0.367370340968" calcext:value-type="float">
            <text:p>0.3673703409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766139328" calcext:value-type="float">
            <text:p>0.3766139328</text:p>
          </table:table-cell>
          <table:table-cell office:value-type="float" office:value="0.236621159453" calcext:value-type="float">
            <text:p>0.236621159453</text:p>
          </table:table-cell>
          <table:table-cell office:value-type="float" office:value="0.120267" calcext:value-type="float">
            <text:p>0.120267</text:p>
          </table:table-cell>
          <table:table-cell office:value-type="float" office:value="0.336765632677" calcext:value-type="float">
            <text:p>0.336765632677</text:p>
          </table:table-cell>
          <table:table-cell office:value-type="float" office:value="0.290638375302" calcext:value-type="float">
            <text:p>0.2906383753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90633974731" calcext:value-type="float">
            <text:p>0.590633974731</text:p>
          </table:table-cell>
          <table:table-cell office:value-type="float" office:value="0.239886308775" calcext:value-type="float">
            <text:p>0.239886308775</text:p>
          </table:table-cell>
          <table:table-cell office:value-type="float" office:value="0.138733" calcext:value-type="float">
            <text:p>0.138733</text:p>
          </table:table-cell>
          <table:table-cell office:value-type="float" office:value="0.456995562631" calcext:value-type="float">
            <text:p>0.456995562631</text:p>
          </table:table-cell>
          <table:table-cell office:value-type="float" office:value="0.341195770528" calcext:value-type="float">
            <text:p>0.3411957705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64148485797" calcext:value-type="float">
            <text:p>0.564148485797</text:p>
          </table:table-cell>
          <table:table-cell office:value-type="float" office:value="0.284315146654" calcext:value-type="float">
            <text:p>0.284315146654</text:p>
          </table:table-cell>
          <table:table-cell office:value-type="float" office:value="0.136058" calcext:value-type="float">
            <text:p>0.136058</text:p>
          </table:table-cell>
          <table:table-cell office:value-type="float" office:value="0.471362125883" calcext:value-type="float">
            <text:p>0.471362125883</text:p>
          </table:table-cell>
          <table:table-cell office:value-type="float" office:value="0.378085644073" calcext:value-type="float">
            <text:p>0.3780856440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6008948678" calcext:value-type="float">
            <text:p>0.446008948678</text:p>
          </table:table-cell>
          <table:table-cell office:value-type="float" office:value="0.266163178055" calcext:value-type="float">
            <text:p>0.266163178055</text:p>
          </table:table-cell>
          <table:table-cell office:value-type="float" office:value="0.116896" calcext:value-type="float">
            <text:p>0.116896</text:p>
          </table:table-cell>
          <table:table-cell office:value-type="float" office:value="0.392911140508" calcext:value-type="float">
            <text:p>0.392911140508</text:p>
          </table:table-cell>
          <table:table-cell office:value-type="float" office:value="0.333377718012" calcext:value-type="float">
            <text:p>0.333377718012</text:p>
          </table:table-cell>
        </table:table-row>
        <table:table-row table:style-name="ro1">
          <table:table-cell table:number-columns-repeated="6"/>
          <table:table-cell table:style-name="ce1" table:formula="of:=AVERAGE([.G13:.G20])" office:value-type="float" office:value="0.53462311713175" calcext:value-type="float">
            <text:p>0.53462311713175</text:p>
          </table:table-cell>
          <table:table-cell table:style-name="ce1" table:formula="of:=AVERAGE([.H13:.H20])" office:value-type="float" office:value="0.267102940746125" calcext:value-type="float">
            <text:p>0.267102940746125</text:p>
          </table:table-cell>
          <table:table-cell table:style-name="ce1" table:formula="of:=AVERAGE([.I13:.I20])" office:value-type="float" office:value="0.145044625" calcext:value-type="float">
            <text:p>0.145044625</text:p>
          </table:table-cell>
          <table:table-cell table:style-name="ce1" table:formula="of:=AVERAGE([.J13:.J20])" office:value-type="float" office:value="0.443517349144" calcext:value-type="float">
            <text:p>0.443517349144</text:p>
          </table:table-cell>
          <table:table-cell table:style-name="ce1" table:formula="of:=AVERAGE([.K13:.K20])" office:value-type="float" office:value="0.354719968456375" calcext:value-type="float">
            <text:p>0.354719968456375</text:p>
          </table:table-cell>
        </table:table-row>
        <table:table-row table:style-name="ro1">
          <table:table-cell table:number-columns-repeated="6"/>
          <table:table-cell table:style-name="ce2" table:formula="of:=STDEV([.G13:.G20])/SQRT(8)" office:value-type="float" office:value="0.0281566666978353" calcext:value-type="float">
            <text:p>0.028156666697835</text:p>
          </table:table-cell>
          <table:table-cell table:style-name="ce2" table:formula="of:=STDEV([.H13:.H20])/SQRT(8)" office:value-type="float" office:value="0.0103755625018865" calcext:value-type="float">
            <text:p>0.010375562501887</text:p>
          </table:table-cell>
          <table:table-cell table:style-name="ce2" table:formula="of:=STDEV([.I13:.I20])/SQRT(8)" office:value-type="float" office:value="0.0106778284090672" calcext:value-type="float">
            <text:p>0.010677828409067</text:p>
          </table:table-cell>
          <table:table-cell table:style-name="ce2" table:formula="of:=STDEV([.J13:.J20])/SQRT(8)" office:value-type="float" office:value="0.019231387795864" calcext:value-type="float">
            <text:p>0.019231387795864</text:p>
          </table:table-cell>
          <table:table-cell table:style-name="ce2" table:formula="of:=STDEV([.K13:.K20])/SQRT(8)" office:value-type="float" office:value="0.0135776357745078" calcext:value-type="float">
            <text:p>0.0135776357745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207688728" calcext:value-type="float">
            <text:p>0.41207688728</text:p>
          </table:table-cell>
          <table:table-cell office:value-type="float" office:value="0.28957861991" calcext:value-type="float">
            <text:p>0.28957861991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379932858869" calcext:value-type="float">
            <text:p>0.379932858869</text:p>
          </table:table-cell>
          <table:table-cell office:value-type="float" office:value="0.34013459623" calcext:value-type="float">
            <text:p>0.340134596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77719883314" calcext:value-type="float">
            <text:p>0.477719883314</text:p>
          </table:table-cell>
          <table:table-cell office:value-type="float" office:value="0.424392217039" calcext:value-type="float">
            <text:p>0.424392217039</text:p>
          </table:table-cell>
          <table:table-cell office:value-type="float" office:value="0.252317" calcext:value-type="float">
            <text:p>0.252317</text:p>
          </table:table-cell>
          <table:table-cell office:value-type="float" office:value="0.466008478797" calcext:value-type="float">
            <text:p>0.466008478797</text:p>
          </table:table-cell>
          <table:table-cell office:value-type="float" office:value="0.449479838091" calcext:value-type="float">
            <text:p>0.4494798380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10437568873" calcext:value-type="float">
            <text:p>0.610437568873</text:p>
          </table:table-cell>
          <table:table-cell office:value-type="float" office:value="0.353922241974" calcext:value-type="float">
            <text:p>0.353922241974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533153850562" calcext:value-type="float">
            <text:p>0.533153850562</text:p>
          </table:table-cell>
          <table:table-cell office:value-type="float" office:value="0.448063949846" calcext:value-type="float">
            <text:p>0.4480639498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04772214788" calcext:value-type="float">
            <text:p>0.504772214788</text:p>
          </table:table-cell>
          <table:table-cell office:value-type="float" office:value="0.301441858795" calcext:value-type="float">
            <text:p>0.301441858795</text:p>
          </table:table-cell>
          <table:table-cell office:value-type="float" office:value="0.179399" calcext:value-type="float">
            <text:p>0.179399</text:p>
          </table:table-cell>
          <table:table-cell office:value-type="float" office:value="0.444770381957" calcext:value-type="float">
            <text:p>0.444770381957</text:p>
          </table:table-cell>
          <table:table-cell office:value-type="float" office:value="0.377466679582" calcext:value-type="float">
            <text:p>0.3774666795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89691779701" calcext:value-type="float">
            <text:p>0.489691779701</text:p>
          </table:table-cell>
          <table:table-cell office:value-type="float" office:value="0.411413158472" calcext:value-type="float">
            <text:p>0.411413158472</text:p>
          </table:table-cell>
          <table:table-cell office:value-type="float" office:value="0.244195" calcext:value-type="float">
            <text:p>0.244195</text:p>
          </table:table-cell>
          <table:table-cell office:value-type="float" office:value="0.471740391111" calcext:value-type="float">
            <text:p>0.471740391111</text:p>
          </table:table-cell>
          <table:table-cell office:value-type="float" office:value="0.447152453016" calcext:value-type="float">
            <text:p>0.4471524530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92412656819" calcext:value-type="float">
            <text:p>0.492412656819</text:p>
          </table:table-cell>
          <table:table-cell office:value-type="float" office:value="0.412895029807" calcext:value-type="float">
            <text:p>0.412895029807</text:p>
          </table:table-cell>
          <table:table-cell office:value-type="float" office:value="0.247375" calcext:value-type="float">
            <text:p>0.247375</text:p>
          </table:table-cell>
          <table:table-cell office:value-type="float" office:value="0.47414977533" calcext:value-type="float">
            <text:p>0.47414977533</text:p>
          </table:table-cell>
          <table:table-cell office:value-type="float" office:value="0.449161631163" calcext:value-type="float">
            <text:p>0.4491616311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94619134733" calcext:value-type="float">
            <text:p>0.494619134733</text:p>
          </table:table-cell>
          <table:table-cell office:value-type="float" office:value="0.442741594212" calcext:value-type="float">
            <text:p>0.442741594212</text:p>
          </table:table-cell>
          <table:table-cell office:value-type="float" office:value="0.254073" calcext:value-type="float">
            <text:p>0.254073</text:p>
          </table:table-cell>
          <table:table-cell office:value-type="float" office:value="0.483293310096" calcext:value-type="float">
            <text:p>0.483293310096</text:p>
          </table:table-cell>
          <table:table-cell office:value-type="float" office:value="0.467244802299" calcext:value-type="float">
            <text:p>0.467244802299</text:p>
          </table:table-cell>
        </table:table-row>
        <table:table-row table:style-name="ro1">
          <table:table-cell table:number-columns-repeated="6"/>
          <table:table-cell table:style-name="ce1" table:formula="of:=AVERAGE([.G23:.G30])" office:value-type="float" office:value="0.497390017929714" calcext:value-type="float">
            <text:p>0.497390017929714</text:p>
          </table:table-cell>
          <table:table-cell table:style-name="ce1" table:formula="of:=AVERAGE([.H23:.H30])" office:value-type="float" office:value="0.376626388601286" calcext:value-type="float">
            <text:p>0.376626388601286</text:p>
          </table:table-cell>
          <table:table-cell table:style-name="ce1" table:formula="of:=AVERAGE([.I23:.I30])" office:value-type="float" office:value="0.217034142857143" calcext:value-type="float">
            <text:p>0.217034142857143</text:p>
          </table:table-cell>
          <table:table-cell table:style-name="ce1" table:formula="of:=AVERAGE([.J23:.J30])" office:value-type="float" office:value="0.464721292388857" calcext:value-type="float">
            <text:p>0.464721292388857</text:p>
          </table:table-cell>
          <table:table-cell table:style-name="ce1" table:formula="of:=AVERAGE([.K23:.K30])" office:value-type="float" office:value="0.425529135746714" calcext:value-type="float">
            <text:p>0.425529135746714</text:p>
          </table:table-cell>
        </table:table-row>
        <table:table-row table:style-name="ro1">
          <table:table-cell table:number-columns-repeated="6"/>
          <table:table-cell table:style-name="ce2" table:formula="of:=STDEV([.G23:.G30])/SQRT(8)" office:value-type="float" office:value="0.0207119152758579" calcext:value-type="float">
            <text:p>0.020711915275858</text:p>
          </table:table-cell>
          <table:table-cell table:style-name="ce2" table:formula="of:=STDEV([.H23:.H30])/SQRT(8)" office:value-type="float" office:value="0.0218536011061069" calcext:value-type="float">
            <text:p>0.021853601106107</text:p>
          </table:table-cell>
          <table:table-cell table:style-name="ce2" table:formula="of:=STDEV([.I23:.I30])/SQRT(8)" office:value-type="float" office:value="0.0173320184851003" calcext:value-type="float">
            <text:p>0.0173320184851</text:p>
          </table:table-cell>
          <table:table-cell table:style-name="ce2" table:formula="of:=STDEV([.J23:.J30])/SQRT(8)" office:value-type="float" office:value="0.0163011202528756" calcext:value-type="float">
            <text:p>0.016301120252876</text:p>
          </table:table-cell>
          <table:table-cell table:style-name="ce2" table:formula="of:=STDEV([.K23:.K30])/SQRT(8)" office:value-type="float" office:value="0.0167393875500029" calcext:value-type="float">
            <text:p>0.0167393875500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62023613677" calcext:value-type="float">
            <text:p>0.562023613677</text:p>
          </table:table-cell>
          <table:table-cell office:value-type="float" office:value="0.415906147691" calcext:value-type="float">
            <text:p>0.415906147691</text:p>
          </table:table-cell>
          <table:table-cell office:value-type="float" office:value="0.254569" calcext:value-type="float">
            <text:p>0.254569</text:p>
          </table:table-cell>
          <table:table-cell office:value-type="float" office:value="0.525125838867" calcext:value-type="float">
            <text:p>0.525125838867</text:p>
          </table:table-cell>
          <table:table-cell office:value-type="float" office:value="0.478048803319" calcext:value-type="float">
            <text:p>0.4780488033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5535877208" calcext:value-type="float">
            <text:p>0.475535877208</text:p>
          </table:table-cell>
          <table:table-cell office:value-type="float" office:value="0.370761431964" calcext:value-type="float">
            <text:p>0.370761431964</text:p>
          </table:table-cell>
          <table:table-cell office:value-type="float" office:value="0.17936" calcext:value-type="float">
            <text:p>0.17936</text:p>
          </table:table-cell>
          <table:table-cell office:value-type="float" office:value="0.450097055768" calcext:value-type="float">
            <text:p>0.450097055768</text:p>
          </table:table-cell>
          <table:table-cell office:value-type="float" office:value="0.416662940726" calcext:value-type="float">
            <text:p>0.4166629407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1256121394" calcext:value-type="float">
            <text:p>0.441256121394</text:p>
          </table:table-cell>
          <table:table-cell office:value-type="float" office:value="0.301092401063" calcext:value-type="float">
            <text:p>0.301092401063</text:p>
          </table:table-cell>
          <table:table-cell office:value-type="float" office:value="0.174765" calcext:value-type="float">
            <text:p>0.174765</text:p>
          </table:table-cell>
          <table:table-cell office:value-type="float" office:value="0.403672788422" calcext:value-type="float">
            <text:p>0.403672788422</text:p>
          </table:table-cell>
          <table:table-cell office:value-type="float" office:value="0.357942020642" calcext:value-type="float">
            <text:p>0.3579420206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63036821979" calcext:value-type="float">
            <text:p>0.563036821979</text:p>
          </table:table-cell>
          <table:table-cell office:value-type="float" office:value="0.410524658775" calcext:value-type="float">
            <text:p>0.410524658775</text:p>
          </table:table-cell>
          <table:table-cell office:value-type="float" office:value="0.267734" calcext:value-type="float">
            <text:p>0.267734</text:p>
          </table:table-cell>
          <table:table-cell office:value-type="float" office:value="0.52409592" calcext:value-type="float">
            <text:p>0.52409592</text:p>
          </table:table-cell>
          <table:table-cell office:value-type="float" office:value="0.474834930901" calcext:value-type="float">
            <text:p>0.4748349309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67615549019" calcext:value-type="float">
            <text:p>0.467615549019</text:p>
          </table:table-cell>
          <table:table-cell office:value-type="float" office:value="0.357766293938" calcext:value-type="float">
            <text:p>0.357766293938</text:p>
          </table:table-cell>
          <table:table-cell office:value-type="float" office:value="0.172441" calcext:value-type="float">
            <text:p>0.172441</text:p>
          </table:table-cell>
          <table:table-cell office:value-type="float" office:value="0.440561385013" calcext:value-type="float">
            <text:p>0.440561385013</text:p>
          </table:table-cell>
          <table:table-cell office:value-type="float" office:value="0.405381056993" calcext:value-type="float">
            <text:p>0.4053810569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18506718611" calcext:value-type="float">
            <text:p>0.518506718611</text:p>
          </table:table-cell>
          <table:table-cell office:value-type="float" office:value="0.402617069486" calcext:value-type="float">
            <text:p>0.402617069486</text:p>
          </table:table-cell>
          <table:table-cell office:value-type="float" office:value="0.242816" calcext:value-type="float">
            <text:p>0.242816</text:p>
          </table:table-cell>
          <table:table-cell office:value-type="float" office:value="0.490282074458" calcext:value-type="float">
            <text:p>0.490282074458</text:p>
          </table:table-cell>
          <table:table-cell office:value-type="float" office:value="0.45327166284" calcext:value-type="float">
            <text:p>0.453271662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81274821091" calcext:value-type="float">
            <text:p>0.381274821091</text:p>
          </table:table-cell>
          <table:table-cell office:value-type="float" office:value="0.297323673059" calcext:value-type="float">
            <text:p>0.297323673059</text:p>
          </table:table-cell>
          <table:table-cell office:value-type="float" office:value="0.123733" calcext:value-type="float">
            <text:p>0.123733</text:p>
          </table:table-cell>
          <table:table-cell office:value-type="float" office:value="0.360894660471" calcext:value-type="float">
            <text:p>0.360894660471</text:p>
          </table:table-cell>
          <table:table-cell office:value-type="float" office:value="0.334106341906" calcext:value-type="float">
            <text:p>0.3341063419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04596640893" calcext:value-type="float">
            <text:p>0.604596640893</text:p>
          </table:table-cell>
          <table:table-cell office:value-type="float" office:value="0.430159228527" calcext:value-type="float">
            <text:p>0.430159228527</text:p>
          </table:table-cell>
          <table:table-cell office:value-type="float" office:value="0.284915" calcext:value-type="float">
            <text:p>0.284915</text:p>
          </table:table-cell>
          <table:table-cell office:value-type="float" office:value="0.55924021924" calcext:value-type="float">
            <text:p>0.55924021924</text:p>
          </table:table-cell>
          <table:table-cell office:value-type="float" office:value="0.502674751219" calcext:value-type="float">
            <text:p>0.502674751219</text:p>
          </table:table-cell>
        </table:table-row>
        <table:table-row table:style-name="ro1">
          <table:table-cell table:number-columns-repeated="6"/>
          <table:table-cell table:style-name="ce1" table:formula="of:=AVERAGE([.G34:.G41])" office:value-type="float" office:value="0.501730770484" calcext:value-type="float">
            <text:p>0.501730770484</text:p>
          </table:table-cell>
          <table:table-cell table:style-name="ce1" table:formula="of:=AVERAGE([.H34:.H41])" office:value-type="float" office:value="0.373268863062875" calcext:value-type="float">
            <text:p>0.373268863062875</text:p>
          </table:table-cell>
          <table:table-cell table:style-name="ce1" table:formula="of:=AVERAGE([.I34:.I41])" office:value-type="float" office:value="0.212541625" calcext:value-type="float">
            <text:p>0.212541625</text:p>
          </table:table-cell>
          <table:table-cell table:style-name="ce1" table:formula="of:=AVERAGE([.J34:.J41])" office:value-type="float" office:value="0.469246242779875" calcext:value-type="float">
            <text:p>0.469246242779875</text:p>
          </table:table-cell>
          <table:table-cell table:style-name="ce1" table:formula="of:=AVERAGE([.K34:.K41])" office:value-type="float" office:value="0.42786531356825" calcext:value-type="float">
            <text:p>0.42786531356825</text:p>
          </table:table-cell>
        </table:table-row>
        <table:table-row table:style-name="ro1">
          <table:table-cell table:number-columns-repeated="6"/>
          <table:table-cell table:style-name="ce2" table:formula="of:=STDEV([.G34:.G41])/SQRT(8)" office:value-type="float" office:value="0.026142917067548" calcext:value-type="float">
            <text:p>0.026142917067548</text:p>
          </table:table-cell>
          <table:table-cell table:style-name="ce2" table:formula="of:=STDEV([.H34:.H41])/SQRT(8)" office:value-type="float" office:value="0.018189230364044" calcext:value-type="float">
            <text:p>0.018189230364044</text:p>
          </table:table-cell>
          <table:table-cell table:style-name="ce2" table:formula="of:=STDEV([.I34:.I41])/SQRT(8)" office:value-type="float" office:value="0.0202617106049964" calcext:value-type="float">
            <text:p>0.020261710604996</text:p>
          </table:table-cell>
          <table:table-cell table:style-name="ce2" table:formula="of:=STDEV([.J34:.J41])/SQRT(8)" office:value-type="float" office:value="0.0238679006262636" calcext:value-type="float">
            <text:p>0.023867900626264</text:p>
          </table:table-cell>
          <table:table-cell table:style-name="ce2" table:formula="of:=STDEV([.K34:.K41])/SQRT(8)" office:value-type="float" office:value="0.0212458015822032" calcext:value-type="float">
            <text:p>0.0212458015822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89300608033" calcext:value-type="float">
            <text:p>0.489300608033</text:p>
          </table:table-cell>
          <table:table-cell office:value-type="float" office:value="0.496181619303" calcext:value-type="float">
            <text:p>0.496181619303</text:p>
          </table:table-cell>
          <table:table-cell office:value-type="float" office:value="0.251994" calcext:value-type="float">
            <text:p>0.251994</text:p>
          </table:table-cell>
          <table:table-cell office:value-type="float" office:value="0.490661499763" calcext:value-type="float">
            <text:p>0.490661499763</text:p>
          </table:table-cell>
          <table:table-cell office:value-type="float" office:value="0.492717090751" calcext:value-type="float">
            <text:p>0.4927170907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10417401352" calcext:value-type="float">
            <text:p>0.410417401352</text:p>
          </table:table-cell>
          <table:table-cell office:value-type="float" office:value="0.398699032927" calcext:value-type="float">
            <text:p>0.398699032927</text:p>
          </table:table-cell>
          <table:table-cell office:value-type="float" office:value="0.164163" calcext:value-type="float">
            <text:p>0.164163</text:p>
          </table:table-cell>
          <table:table-cell office:value-type="float" office:value="0.408018942416" calcext:value-type="float">
            <text:p>0.408018942416</text:p>
          </table:table-cell>
          <table:table-cell office:value-type="float" office:value="0.404473359045" calcext:value-type="float">
            <text:p>0.4044733590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03414995586" calcext:value-type="float">
            <text:p>0.403414995586</text:p>
          </table:table-cell>
          <table:table-cell office:value-type="float" office:value="0.460196421226" calcext:value-type="float">
            <text:p>0.460196421226</text:p>
          </table:table-cell>
          <table:table-cell office:value-type="float" office:value="0.213336" calcext:value-type="float">
            <text:p>0.213336</text:p>
          </table:table-cell>
          <table:table-cell office:value-type="float" office:value="0.413621960931" calcext:value-type="float">
            <text:p>0.413621960931</text:p>
          </table:table-cell>
          <table:table-cell office:value-type="float" office:value="0.429939052735" calcext:value-type="float">
            <text:p>0.4299390527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95550707116" calcext:value-type="float">
            <text:p>0.395550707116</text:p>
          </table:table-cell>
          <table:table-cell office:value-type="float" office:value="0.488777848229" calcext:value-type="float">
            <text:p>0.488777848229</text:p>
          </table:table-cell>
          <table:table-cell office:value-type="float" office:value="0.218015" calcext:value-type="float">
            <text:p>0.218015</text:p>
          </table:table-cell>
          <table:table-cell office:value-type="float" office:value="0.411238228343" calcext:value-type="float">
            <text:p>0.411238228343</text:p>
          </table:table-cell>
          <table:table-cell office:value-type="float" office:value="0.437250210504" calcext:value-type="float">
            <text:p>0.4372502105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91282470841" calcext:value-type="float">
            <text:p>0.391282470841</text:p>
          </table:table-cell>
          <table:table-cell office:value-type="float" office:value="0.484631140161" calcext:value-type="float">
            <text:p>0.484631140161</text:p>
          </table:table-cell>
          <table:table-cell office:value-type="float" office:value="0.204233" calcext:value-type="float">
            <text:p>0.204233</text:p>
          </table:table-cell>
          <table:table-cell office:value-type="float" office:value="0.406960034471" calcext:value-type="float">
            <text:p>0.406960034471</text:p>
          </table:table-cell>
          <table:table-cell office:value-type="float" office:value="0.432982585467" calcext:value-type="float">
            <text:p>0.4329825854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48822977953" calcext:value-type="float">
            <text:p>0.448822977953</text:p>
          </table:table-cell>
          <table:table-cell office:value-type="float" office:value="0.507292063587" calcext:value-type="float">
            <text:p>0.507292063587</text:p>
          </table:table-cell>
          <table:table-cell office:value-type="float" office:value="0.289023" calcext:value-type="float">
            <text:p>0.289023</text:p>
          </table:table-cell>
          <table:table-cell office:value-type="float" office:value="0.459413115961" calcext:value-type="float">
            <text:p>0.459413115961</text:p>
          </table:table-cell>
          <table:table-cell office:value-type="float" office:value="0.476269747423" calcext:value-type="float">
            <text:p>0.4762697474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9588292121" calcext:value-type="float">
            <text:p>0.309588292121</text:p>
          </table:table-cell>
          <table:table-cell office:value-type="float" office:value="0.332514612988" calcext:value-type="float">
            <text:p>0.332514612988</text:p>
          </table:table-cell>
          <table:table-cell office:value-type="float" office:value="0.12814" calcext:value-type="float">
            <text:p>0.12814</text:p>
          </table:table-cell>
          <table:table-cell office:value-type="float" office:value="0.313917102913" calcext:value-type="float">
            <text:p>0.313917102913</text:p>
          </table:table-cell>
          <table:table-cell office:value-type="float" office:value="0.320642159757" calcext:value-type="float">
            <text:p>0.3206421597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94758824293" calcext:value-type="float">
            <text:p>0.394758824293</text:p>
          </table:table-cell>
          <table:table-cell office:value-type="float" office:value="0.491338651205" calcext:value-type="float">
            <text:p>0.491338651205</text:p>
          </table:table-cell>
          <table:table-cell office:value-type="float" office:value="0.202708" calcext:value-type="float">
            <text:p>0.202708</text:p>
          </table:table-cell>
          <table:table-cell office:value-type="float" office:value="0.410913021991" calcext:value-type="float">
            <text:p>0.410913021991</text:p>
          </table:table-cell>
          <table:table-cell office:value-type="float" office:value="0.437785398656" calcext:value-type="float">
            <text:p>0.437785398656</text:p>
          </table:table-cell>
        </table:table-row>
        <table:table-row table:style-name="ro1">
          <table:table-cell table:number-columns-repeated="6"/>
          <table:table-cell table:style-name="ce1" table:formula="of:=AVERAGE([.G45:.G52])" office:value-type="float" office:value="0.405392034661875" calcext:value-type="float">
            <text:p>0.405392034661875</text:p>
          </table:table-cell>
          <table:table-cell table:style-name="ce1" table:formula="of:=AVERAGE([.H45:.H52])" office:value-type="float" office:value="0.45745392370325" calcext:value-type="float">
            <text:p>0.45745392370325</text:p>
          </table:table-cell>
          <table:table-cell table:style-name="ce1" table:formula="of:=AVERAGE([.I45:.I52])" office:value-type="float" office:value="0.2089515" calcext:value-type="float">
            <text:p>0.2089515</text:p>
          </table:table-cell>
          <table:table-cell table:style-name="ce1" table:formula="of:=AVERAGE([.J45:.J52])" office:value-type="float" office:value="0.414342988348625" calcext:value-type="float">
            <text:p>0.414342988348625</text:p>
          </table:table-cell>
          <table:table-cell table:style-name="ce1" table:formula="of:=AVERAGE([.K45:.K52])" office:value-type="float" office:value="0.42900745054225" calcext:value-type="float">
            <text:p>0.42900745054225</text:p>
          </table:table-cell>
        </table:table-row>
        <table:table-row table:style-name="ro1">
          <table:table-cell table:number-columns-repeated="6"/>
          <table:table-cell table:style-name="ce2" table:formula="of:=STDEV([.G45:.G52])/SQRT(8)" office:value-type="float" office:value="0.0181970426761759" calcext:value-type="float">
            <text:p>0.018197042676176</text:p>
          </table:table-cell>
          <table:table-cell table:style-name="ce2" table:formula="of:=STDEV([.H45:.H52])/SQRT(8)" office:value-type="float" office:value="0.0215145833175208" calcext:value-type="float">
            <text:p>0.021514583317521</text:p>
          </table:table-cell>
          <table:table-cell table:style-name="ce2" table:formula="of:=STDEV([.I45:.I52])/SQRT(8)" office:value-type="float" office:value="0.0174044465736695" calcext:value-type="float">
            <text:p>0.01740444657367</text:p>
          </table:table-cell>
          <table:table-cell table:style-name="ce2" table:formula="of:=STDEV([.J45:.J52])/SQRT(8)" office:value-type="float" office:value="0.0179570995223895" calcext:value-type="float">
            <text:p>0.01795709952239</text:p>
          </table:table-cell>
          <table:table-cell table:style-name="ce2" table:formula="of:=STDEV([.K45:.K52])/SQRT(8)" office:value-type="float" office:value="0.0183221498951649" calcext:value-type="float">
            <text:p>0.0183221498951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8041575417" calcext:value-type="float">
            <text:p>0.38041575417</text:p>
          </table:table-cell>
          <table:table-cell office:value-type="float" office:value="0.53193960511" calcext:value-type="float">
            <text:p>0.53193960511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403397435671" calcext:value-type="float">
            <text:p>0.403397435671</text:p>
          </table:table-cell>
          <table:table-cell office:value-type="float" office:value="0.443595149615" calcext:value-type="float">
            <text:p>0.4435951496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8360285306" calcext:value-type="float">
            <text:p>0.358360285306</text:p>
          </table:table-cell>
          <table:table-cell office:value-type="float" office:value="0.468428660263" calcext:value-type="float">
            <text:p>0.468428660263</text:p>
          </table:table-cell>
          <table:table-cell office:value-type="float" office:value="0.176063" calcext:value-type="float">
            <text:p>0.176063</text:p>
          </table:table-cell>
          <table:table-cell office:value-type="float" office:value="0.376031795248" calcext:value-type="float">
            <text:p>0.376031795248</text:p>
          </table:table-cell>
          <table:table-cell office:value-type="float" office:value="0.40606790702" calcext:value-type="float">
            <text:p>0.406067907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83026779144" calcext:value-type="float">
            <text:p>0.383026779144</text:p>
          </table:table-cell>
          <table:table-cell office:value-type="float" office:value="0.530223582366" calcext:value-type="float">
            <text:p>0.530223582366</text:p>
          </table:table-cell>
          <table:table-cell office:value-type="float" office:value="0.22538" calcext:value-type="float">
            <text:p>0.22538</text:p>
          </table:table-cell>
          <table:table-cell office:value-type="float" office:value="0.405543589775" calcext:value-type="float">
            <text:p>0.405543589775</text:p>
          </table:table-cell>
          <table:table-cell office:value-type="float" office:value="0.444762662111" calcext:value-type="float">
            <text:p>0.4447626621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47958852783" calcext:value-type="float">
            <text:p>0.347958852783</text:p>
          </table:table-cell>
          <table:table-cell office:value-type="float" office:value="0.425611919852" calcext:value-type="float">
            <text:p>0.425611919852</text:p>
          </table:table-cell>
          <table:table-cell office:value-type="float" office:value="0.174134" calcext:value-type="float">
            <text:p>0.174134</text:p>
          </table:table-cell>
          <table:table-cell office:value-type="float" office:value="0.361136762485" calcext:value-type="float">
            <text:p>0.361136762485</text:p>
          </table:table-cell>
          <table:table-cell office:value-type="float" office:value="0.382887876847" calcext:value-type="float">
            <text:p>0.3828878768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95034935844" calcext:value-type="float">
            <text:p>0.495034935844</text:p>
          </table:table-cell>
          <table:table-cell office:value-type="float" office:value="0.755957291919" calcext:value-type="float">
            <text:p>0.755957291919</text:p>
          </table:table-cell>
          <table:table-cell office:value-type="float" office:value="0.461065" calcext:value-type="float">
            <text:p>0.461065</text:p>
          </table:table-cell>
          <table:table-cell office:value-type="float" office:value="0.531741576965" calcext:value-type="float">
            <text:p>0.531741576965</text:p>
          </table:table-cell>
          <table:table-cell office:value-type="float" office:value="0.598285522805" calcext:value-type="float">
            <text:p>0.5982855228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14582006595" calcext:value-type="float">
            <text:p>0.414582006595</text:p>
          </table:table-cell>
          <table:table-cell office:value-type="float" office:value="0.515470335675" calcext:value-type="float">
            <text:p>0.515470335675</text:p>
          </table:table-cell>
          <table:table-cell office:value-type="float" office:value="0.242175" calcext:value-type="float">
            <text:p>0.242175</text:p>
          </table:table-cell>
          <table:table-cell office:value-type="float" office:value="0.431471610846" calcext:value-type="float">
            <text:p>0.431471610846</text:p>
          </table:table-cell>
          <table:table-cell office:value-type="float" office:value="0.459554191504" calcext:value-type="float">
            <text:p>0.4595541915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21075643743" calcext:value-type="float">
            <text:p>0.421075643743</text:p>
          </table:table-cell>
          <table:table-cell office:value-type="float" office:value="0.526926229508" calcext:value-type="float">
            <text:p>0.526926229508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438701176071" calcext:value-type="float">
            <text:p>0.438701176071</text:p>
          </table:table-cell>
          <table:table-cell office:value-type="float" office:value="0.468091482846" calcext:value-type="float">
            <text:p>0.4680914828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72246881857" calcext:value-type="float">
            <text:p>0.472246881857</text:p>
          </table:table-cell>
          <table:table-cell office:value-type="float" office:value="0.651170873855" calcext:value-type="float">
            <text:p>0.651170873855</text:p>
          </table:table-cell>
          <table:table-cell office:value-type="float" office:value="0.324281" calcext:value-type="float">
            <text:p>0.324281</text:p>
          </table:table-cell>
          <table:table-cell office:value-type="float" office:value="0.499708113328" calcext:value-type="float">
            <text:p>0.499708113328</text:p>
          </table:table-cell>
          <table:table-cell office:value-type="float" office:value="0.547460485061" calcext:value-type="float">
            <text:p>0.547460485061</text:p>
          </table:table-cell>
        </table:table-row>
        <table:table-row table:style-name="ro1">
          <table:table-cell table:number-columns-repeated="6"/>
          <table:table-cell table:style-name="ce1" table:formula="of:=AVERAGE([.G56:.G63])" office:value-type="float" office:value="0.40908764243025" calcext:value-type="float">
            <text:p>0.40908764243025</text:p>
          </table:table-cell>
          <table:table-cell table:style-name="ce1" table:formula="of:=AVERAGE([.H56:.H63])" office:value-type="float" office:value="0.5507160623185" calcext:value-type="float">
            <text:p>0.5507160623185</text:p>
          </table:table-cell>
          <table:table-cell table:style-name="ce1" table:formula="of:=AVERAGE([.I56:.I63])" office:value-type="float" office:value="0.25891225" calcext:value-type="float">
            <text:p>0.25891225</text:p>
          </table:table-cell>
          <table:table-cell table:style-name="ce1" table:formula="of:=AVERAGE([.J56:.J63])" office:value-type="float" office:value="0.430966507548625" calcext:value-type="float">
            <text:p>0.430966507548625</text:p>
          </table:table-cell>
          <table:table-cell table:style-name="ce1" table:formula="of:=AVERAGE([.K56:.K63])" office:value-type="float" office:value="0.468838159726125" calcext:value-type="float">
            <text:p>0.468838159726125</text:p>
          </table:table-cell>
        </table:table-row>
        <table:table-row table:style-name="ro1">
          <table:table-cell table:number-columns-repeated="6"/>
          <table:table-cell table:style-name="ce2" table:formula="of:=STDEV([.G56:.G63])/SQRT(8)" office:value-type="float" office:value="0.018593953721259" calcext:value-type="float">
            <text:p>0.018593953721259</text:p>
          </table:table-cell>
          <table:table-cell table:style-name="ce2" table:formula="of:=STDEV([.H56:.H63])/SQRT(8)" office:value-type="float" office:value="0.0371334728089493" calcext:value-type="float">
            <text:p>0.037133472808949</text:p>
          </table:table-cell>
          <table:table-cell table:style-name="ce2" table:formula="of:=STDEV([.I56:.I63])/SQRT(8)" office:value-type="float" office:value="0.0332566884614154" calcext:value-type="float">
            <text:p>0.033256688461415</text:p>
          </table:table-cell>
          <table:table-cell table:style-name="ce2" table:formula="of:=STDEV([.J56:.J63])/SQRT(8)" office:value-type="float" office:value="0.0208058618075256" calcext:value-type="float">
            <text:p>0.020805861807526</text:p>
          </table:table-cell>
          <table:table-cell table:style-name="ce2" table:formula="of:=STDEV([.K56:.K63])/SQRT(8)" office:value-type="float" office:value="0.0252024780308435" calcext:value-type="float">
            <text:p>0.0252024780308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3593279216" calcext:value-type="float">
            <text:p>0.513593279216</text:p>
          </table:table-cell>
          <table:table-cell office:value-type="float" office:value="0.767304124447" calcext:value-type="float">
            <text:p>0.767304124447</text:p>
          </table:table-cell>
          <table:table-cell office:value-type="float" office:value="0.387703" calcext:value-type="float">
            <text:p>0.387703</text:p>
          </table:table-cell>
          <table:table-cell office:value-type="float" office:value="0.549962551682" calcext:value-type="float">
            <text:p>0.549962551682</text:p>
          </table:table-cell>
          <table:table-cell office:value-type="float" office:value="0.615322101994" calcext:value-type="float">
            <text:p>0.6153221019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558172795" calcext:value-type="float">
            <text:p>0.50558172795</text:p>
          </table:table-cell>
          <table:table-cell office:value-type="float" office:value="0.587858438173" calcext:value-type="float">
            <text:p>0.587858438173</text:p>
          </table:table-cell>
          <table:table-cell office:value-type="float" office:value="0.278402" calcext:value-type="float">
            <text:p>0.278402</text:p>
          </table:table-cell>
          <table:table-cell office:value-type="float" office:value="0.520141537516" calcext:value-type="float">
            <text:p>0.520141537516</text:p>
          </table:table-cell>
          <table:table-cell office:value-type="float" office:value="0.543624597247" calcext:value-type="float">
            <text:p>0.5436245972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9565045033" calcext:value-type="float">
            <text:p>0.499565045033</text:p>
          </table:table-cell>
          <table:table-cell office:value-type="float" office:value="0.493397877385" calcext:value-type="float">
            <text:p>0.493397877385</text:p>
          </table:table-cell>
          <table:table-cell office:value-type="float" office:value="0.225204" calcext:value-type="float">
            <text:p>0.225204</text:p>
          </table:table-cell>
          <table:table-cell office:value-type="float" office:value="0.498319308535" calcext:value-type="float">
            <text:p>0.498319308535</text:p>
          </table:table-cell>
          <table:table-cell office:value-type="float" office:value="0.496462309458" calcext:value-type="float">
            <text:p>0.49646230945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7992568298" calcext:value-type="float">
            <text:p>0.507992568298</text:p>
          </table:table-cell>
          <table:table-cell office:value-type="float" office:value="0.655662020906" calcext:value-type="float">
            <text:p>0.655662020906</text:p>
          </table:table-cell>
          <table:table-cell office:value-type="float" office:value="0.238187" calcext:value-type="float">
            <text:p>0.238187</text:p>
          </table:table-cell>
          <table:table-cell office:value-type="float" office:value="0.531954112541" calcext:value-type="float">
            <text:p>0.531954112541</text:p>
          </table:table-cell>
          <table:table-cell office:value-type="float" office:value="0.572457560904" calcext:value-type="float">
            <text:p>0.5724575609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10111193074" calcext:value-type="float">
            <text:p>0.510111193074</text:p>
          </table:table-cell>
          <table:table-cell office:value-type="float" office:value="0.671590370019" calcext:value-type="float">
            <text:p>0.671590370019</text:p>
          </table:table-cell>
          <table:table-cell office:value-type="float" office:value="0.331486" calcext:value-type="float">
            <text:p>0.331486</text:p>
          </table:table-cell>
          <table:table-cell office:value-type="float" office:value="0.535880953691" calcext:value-type="float">
            <text:p>0.535880953691</text:p>
          </table:table-cell>
          <table:table-cell office:value-type="float" office:value="0.579817740125" calcext:value-type="float">
            <text:p>0.579817740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1339913247" calcext:value-type="float">
            <text:p>0.51339913247</text:p>
          </table:table-cell>
          <table:table-cell office:value-type="float" office:value="0.763457970601" calcext:value-type="float">
            <text:p>0.763457970601</text:p>
          </table:table-cell>
          <table:table-cell office:value-type="float" office:value="0.389156" calcext:value-type="float">
            <text:p>0.389156</text:p>
          </table:table-cell>
          <table:table-cell office:value-type="float" office:value="0.549387827911" calcext:value-type="float">
            <text:p>0.549387827911</text:p>
          </table:table-cell>
          <table:table-cell office:value-type="float" office:value="0.613942874016" calcext:value-type="float">
            <text:p>0.6139428740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14129048108" calcext:value-type="float">
            <text:p>0.514129048108</text:p>
          </table:table-cell>
          <table:table-cell office:value-type="float" office:value="0.778285999715" calcext:value-type="float">
            <text:p>0.778285999715</text:p>
          </table:table-cell>
          <table:table-cell office:value-type="float" office:value="0.387558" calcext:value-type="float">
            <text:p>0.387558</text:p>
          </table:table-cell>
          <table:table-cell office:value-type="float" office:value="0.551570608289" calcext:value-type="float">
            <text:p>0.551570608289</text:p>
          </table:table-cell>
          <table:table-cell office:value-type="float" office:value="0.619211979717" calcext:value-type="float">
            <text:p>0.6192119797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4914644886" calcext:value-type="float">
            <text:p>0.504914644886</text:p>
          </table:table-cell>
          <table:table-cell office:value-type="float" office:value="0.577394310325" calcext:value-type="float">
            <text:p>0.577394310325</text:p>
          </table:table-cell>
          <table:table-cell office:value-type="float" office:value="0.278357" calcext:value-type="float">
            <text:p>0.278357</text:p>
          </table:table-cell>
          <table:table-cell office:value-type="float" office:value="0.517917362967" calcext:value-type="float">
            <text:p>0.517917362967</text:p>
          </table:table-cell>
          <table:table-cell office:value-type="float" office:value="0.538727581904" calcext:value-type="float">
            <text:p>0.538727581904</text:p>
          </table:table-cell>
        </table:table-row>
        <table:table-row table:style-name="ro1">
          <table:table-cell table:number-columns-repeated="6"/>
          <table:table-cell table:style-name="ce1" table:formula="of:=AVERAGE([.G67:.G74])" office:value-type="float" office:value="0.508660829879375" calcext:value-type="float">
            <text:p>0.508660829879375</text:p>
          </table:table-cell>
          <table:table-cell table:style-name="ce1" table:formula="of:=AVERAGE([.H67:.H74])" office:value-type="float" office:value="0.661868888946375" calcext:value-type="float">
            <text:p>0.661868888946375</text:p>
          </table:table-cell>
          <table:table-cell table:style-name="ce1" table:formula="of:=AVERAGE([.I67:.I74])" office:value-type="float" office:value="0.314506625" calcext:value-type="float">
            <text:p>0.314506625</text:p>
          </table:table-cell>
          <table:table-cell table:style-name="ce1" table:formula="of:=AVERAGE([.J67:.J74])" office:value-type="float" office:value="0.5318917828915" calcext:value-type="float">
            <text:p>0.5318917828915</text:p>
          </table:table-cell>
          <table:table-cell table:style-name="ce1" table:formula="of:=AVERAGE([.K67:.K74])" office:value-type="float" office:value="0.572445843170625" calcext:value-type="float">
            <text:p>0.572445843170625</text:p>
          </table:table-cell>
        </table:table-row>
        <table:table-row table:style-name="ro1">
          <table:table-cell table:number-columns-repeated="6"/>
          <table:table-cell table:style-name="ce2" table:formula="of:=STDEV([.G67:.G74])/SQRT(8)" office:value-type="float" office:value="0.00181993022874329" calcext:value-type="float">
            <text:p>0.001819930228743</text:p>
          </table:table-cell>
          <table:table-cell table:style-name="ce2" table:formula="of:=STDEV([.H67:.H74])/SQRT(8)" office:value-type="float" office:value="0.0368682232210648" calcext:value-type="float">
            <text:p>0.036868223221065</text:p>
          </table:table-cell>
          <table:table-cell table:style-name="ce2" table:formula="of:=STDEV([.I67:.I74])/SQRT(8)" office:value-type="float" office:value="0.024262340156195" calcext:value-type="float">
            <text:p>0.024262340156195</text:p>
          </table:table-cell>
          <table:table-cell table:style-name="ce2" table:formula="of:=STDEV([.J67:.J74])/SQRT(8)" office:value-type="float" office:value="0.00667658692574112" calcext:value-type="float">
            <text:p>0.006676586925741</text:p>
          </table:table-cell>
          <table:table-cell table:style-name="ce2" table:formula="of:=STDEV([.K67:.K74])/SQRT(8)" office:value-type="float" office:value="0.0155511118252319" calcext:value-type="float">
            <text:p>0.01555111182523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float" office:value="0.62446706559425" calcext:value-type="float">
            <text:p>0.62446706559425</text:p>
          </table:table-cell>
          <table:table-cell table:style-name="ce1" office:value-type="float" office:value="0.294626462624875" calcext:value-type="float">
            <text:p>0.294626462624875</text:p>
          </table:table-cell>
          <table:table-cell table:style-name="ce1" office:value-type="float" office:value="0.1960850125" calcext:value-type="float">
            <text:p>0.1960850125</text:p>
          </table:table-cell>
          <table:table-cell table:style-name="ce1" office:value-type="float" office:value="0.50805079261675" calcext:value-type="float">
            <text:p>0.50805079261675</text:p>
          </table:table-cell>
          <table:table-cell table:style-name="ce1" office:value-type="float" office:value="0.393492053010143" calcext:value-type="float">
            <text:p>0.393492053010143</text:p>
          </table:table-cell>
        </table:table-row>
        <table:table-row table:style-name="ro1">
          <table:table-cell table:number-columns-repeated="6"/>
          <table:table-cell table:style-name="ce1" office:value-type="float" office:value="0.53462311713175" calcext:value-type="float">
            <text:p>0.53462311713175</text:p>
          </table:table-cell>
          <table:table-cell table:style-name="ce1" office:value-type="float" office:value="0.267102940746125" calcext:value-type="float">
            <text:p>0.267102940746125</text:p>
          </table:table-cell>
          <table:table-cell table:style-name="ce1" office:value-type="float" office:value="0.145044625" calcext:value-type="float">
            <text:p>0.145044625</text:p>
          </table:table-cell>
          <table:table-cell table:style-name="ce1" office:value-type="float" office:value="0.443517349144" calcext:value-type="float">
            <text:p>0.443517349144</text:p>
          </table:table-cell>
          <table:table-cell table:style-name="ce1" office:value-type="float" office:value="0.354719968456375" calcext:value-type="float">
            <text:p>0.354719968456375</text:p>
          </table:table-cell>
        </table:table-row>
        <table:table-row table:style-name="ro1">
          <table:table-cell table:number-columns-repeated="6"/>
          <table:table-cell table:style-name="ce1" office:value-type="float" office:value="0.497390017929714" calcext:value-type="float">
            <text:p>0.497390017929714</text:p>
          </table:table-cell>
          <table:table-cell table:style-name="ce1" office:value-type="float" office:value="0.376626388601286" calcext:value-type="float">
            <text:p>0.376626388601286</text:p>
          </table:table-cell>
          <table:table-cell table:style-name="ce1" office:value-type="float" office:value="0.217034142857143" calcext:value-type="float">
            <text:p>0.217034142857143</text:p>
          </table:table-cell>
          <table:table-cell table:style-name="ce1" office:value-type="float" office:value="0.464721292388857" calcext:value-type="float">
            <text:p>0.464721292388857</text:p>
          </table:table-cell>
          <table:table-cell table:style-name="ce1" office:value-type="float" office:value="0.425529135746714" calcext:value-type="float">
            <text:p>0.425529135746714</text:p>
          </table:table-cell>
        </table:table-row>
        <table:table-row table:style-name="ro1">
          <table:table-cell table:number-columns-repeated="6"/>
          <table:table-cell table:style-name="ce1" office:value-type="float" office:value="0.501730770484" calcext:value-type="float">
            <text:p>0.501730770484</text:p>
          </table:table-cell>
          <table:table-cell table:style-name="ce1" office:value-type="float" office:value="0.373268863062875" calcext:value-type="float">
            <text:p>0.373268863062875</text:p>
          </table:table-cell>
          <table:table-cell table:style-name="ce1" office:value-type="float" office:value="0.212541625" calcext:value-type="float">
            <text:p>0.212541625</text:p>
          </table:table-cell>
          <table:table-cell table:style-name="ce1" office:value-type="float" office:value="0.469246242779875" calcext:value-type="float">
            <text:p>0.469246242779875</text:p>
          </table:table-cell>
          <table:table-cell table:style-name="ce1" office:value-type="float" office:value="0.42786531356825" calcext:value-type="float">
            <text:p>0.42786531356825</text:p>
          </table:table-cell>
        </table:table-row>
        <table:table-row table:style-name="ro1">
          <table:table-cell table:number-columns-repeated="6"/>
          <table:table-cell table:style-name="ce1" office:value-type="float" office:value="0.405392034661875" calcext:value-type="float">
            <text:p>0.405392034661875</text:p>
          </table:table-cell>
          <table:table-cell table:style-name="ce1" office:value-type="float" office:value="0.45745392370325" calcext:value-type="float">
            <text:p>0.45745392370325</text:p>
          </table:table-cell>
          <table:table-cell table:style-name="ce1" office:value-type="float" office:value="0.2089515" calcext:value-type="float">
            <text:p>0.2089515</text:p>
          </table:table-cell>
          <table:table-cell table:style-name="ce1" office:value-type="float" office:value="0.414342988348625" calcext:value-type="float">
            <text:p>0.414342988348625</text:p>
          </table:table-cell>
          <table:table-cell table:style-name="ce1" office:value-type="float" office:value="0.42900745054225" calcext:value-type="float">
            <text:p>0.42900745054225</text:p>
          </table:table-cell>
        </table:table-row>
        <table:table-row table:style-name="ro1">
          <table:table-cell table:number-columns-repeated="6"/>
          <table:table-cell table:style-name="ce1" office:value-type="float" office:value="0.40908764243025" calcext:value-type="float">
            <text:p>0.40908764243025</text:p>
          </table:table-cell>
          <table:table-cell table:style-name="ce1" office:value-type="float" office:value="0.5507160623185" calcext:value-type="float">
            <text:p>0.5507160623185</text:p>
          </table:table-cell>
          <table:table-cell table:style-name="ce1" office:value-type="float" office:value="0.25891225" calcext:value-type="float">
            <text:p>0.25891225</text:p>
          </table:table-cell>
          <table:table-cell table:style-name="ce1" office:value-type="float" office:value="0.430966507548625" calcext:value-type="float">
            <text:p>0.430966507548625</text:p>
          </table:table-cell>
          <table:table-cell table:style-name="ce1" office:value-type="float" office:value="0.468838159726125" calcext:value-type="float">
            <text:p>0.468838159726125</text:p>
          </table:table-cell>
        </table:table-row>
        <table:table-row table:style-name="ro1">
          <table:table-cell table:number-columns-repeated="6"/>
          <table:table-cell table:style-name="ce1" office:value-type="float" office:value="0.508660829879375" calcext:value-type="float">
            <text:p>0.508660829879375</text:p>
          </table:table-cell>
          <table:table-cell table:style-name="ce1" office:value-type="float" office:value="0.661868888946375" calcext:value-type="float">
            <text:p>0.661868888946375</text:p>
          </table:table-cell>
          <table:table-cell table:style-name="ce1" office:value-type="float" office:value="0.314506625" calcext:value-type="float">
            <text:p>0.314506625</text:p>
          </table:table-cell>
          <table:table-cell table:style-name="ce1" office:value-type="float" office:value="0.5318917828915" calcext:value-type="float">
            <text:p>0.5318917828915</text:p>
          </table:table-cell>
          <table:table-cell table:style-name="ce1" office:value-type="float" office:value="0.572445843170625" calcext:value-type="float">
            <text:p>0.5724458431706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3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8:31:46.279334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9:52:00.620733073</dc:date>
    <dc:creator>Dimitrios Pritsos</dc:creator>
    <meta:editing-duration>PT51M59S</meta:editing-duration>
    <meta:editing-cycles>4</meta:editing-cycles>
    <meta:generator>LibreOffice/5.2.3.2$Linux_X86_64 LibreOffice_project/20m0$Build-2</meta:generator>
    <meta:document-statistic meta:table-count="1" meta:cell-count="721" meta:object-count="0"/>
  </office:meta>
</office:document-meta>
</file>